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line-height="115%" fo:margin-top="0cm" fo:margin-bottom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5207,<text:s/></text:span><text:span text:style-name="T2_3">EDIT</text:span></text:p>
      <text:p text:style-name="P3"><text:span text:style-name="T3_1">Date</text:span><text:span text:style-name="T3_2">:<text:s/>2011-03-22</text:span></text:p>
      <text:p text:style-name="P4"><text:span text:style-name="T4_1">Time</text:span><text:span text:style-name="T4_2">:<text:s/>14.00-15.00</text:span></text:p>
      <text:p text:style-name="P5"><text:span text:style-name="T5_1">Facilitator</text:span><text:span text:style-name="T5_2">:<text:s/></text:span><text:span text:style-name="T5_3">Johannes</text:span></text:p>
      <text:p text:style-name="P6"><text:span text:style-name="T6_1">Participants</text:span><text:span text:style-name="T6_2">:<text:s/></text:span><text:span text:style-name="T6_3">Johannes</text:span><text:span text:style-name="T6_4">,<text:s/></text:span><text:span text:style-name="T6_5">Fredrik</text:span><text:span text:style-name="T6_6"><text:s/></text:span><text:span text:style-name="T6_7">H</text:span><text:span text:style-name="T6_8">,<text:s/></text:span><text:span text:style-name="T6_9">Fredrik</text:span><text:span text:style-name="T6_10"><text:s/></text:span><text:span text:style-name="T6_11">T</text:span><text:span text:style-name="T6_12">,<text:s/></text:span><text:span text:style-name="T6_13">Magnus</text:span></text:p>
      <text:list text:style-name="LS1" xml:id="list0">
        <text:list-item>
          <text:p text:style-name="P7"><text:span text:style-name="T7_1">Objectives</text:span><text:span text:style-name="T7_2"><text:s/></text:span></text:p>
          <text:list>
            <text:list-item>
              <text:p text:style-name="P8"><text:span text:style-name="T8_1">N</text:span><text:span text:style-name="T8_2">/</text:span><text:span text:style-name="T8_3">A</text:span></text:p>
            </text:list-item>
          </text:list>
        </text:list-item>
        <text:list-item>
          <text:p text:style-name="P9"><text:span text:style-name="T9_1">Reports</text:span></text:p>
          <text:list>
            <text:list-item>
              <text:p text:style-name="P10"><text:span text:style-name="T10_1">We</text:span><text:span text:style-name="T10_2">’</text:span><text:span text:style-name="T10_3">ve</text:span><text:span text:style-name="T10_4"><text:s/></text:span><text:span text:style-name="T10_5">already</text:span><text:span text:style-name="T10_6"><text:s/></text:span><text:span text:style-name="T10_7">decided</text:span><text:span text:style-name="T10_8"><text:s/></text:span><text:span text:style-name="T10_9">on</text:span><text:span text:style-name="T10_10"><text:s/></text:span><text:span text:style-name="T10_11">a</text:span><text:span text:style-name="T10_12"><text:s/></text:span><text:span text:style-name="T10_13">project</text:span><text:span text:style-name="T10_14"><text:s/></text:span><text:span text:style-name="T10_15">which</text:span><text:span text:style-name="T10_16"><text:s/></text:span><text:span text:style-name="T10_17">is</text:span><text:span text:style-name="T10_18"><text:s/></text:span><text:span text:style-name="T10_19">titled</text:span><text:span text:style-name="T10_20"><text:s/></text:span><text:span text:style-name="T10_21">Project</text:span><text:span text:style-name="T10_22"><text:s/></text:span><text:span text:style-name="T10_23">Platypus</text:span><text:span text:style-name="T10_24">,<text:s/></text:span><text:span text:style-name="T10_25">an</text:span><text:span text:style-name="T10_26"><text:s/></text:span><text:span text:style-name="T10_27">image</text:span><text:span text:style-name="T10_28"><text:s/></text:span><text:span text:style-name="T10_29">batch</text:span><text:span text:style-name="T10_30"><text:s/></text:span><text:span text:style-name="T10_31">editor</text:span><text:span text:style-name="T10_32">.<text:s/></text:span></text:p>
            </text:list-item>
          </text:list>
        </text:list-item>
        <text:list-item>
          <text:p text:style-name="P11"><text:span text:style-name="T11_1">Discussion</text:span><text:span text:style-name="T11_2"><text:s/></text:span><text:span text:style-name="T11_3">items</text:span><text:span text:style-name="T11_4"><text:s/>(35<text:s/></text:span><text:span text:style-name="T11_5">min</text:span><text:span text:style-name="T11_6">)</text:span></text:p>
          <text:list>
            <text:list-item>
              <text:p text:style-name="P12"><text:span text:style-name="T12_1">We</text:span><text:span text:style-name="T12_2">’</text:span><text:span text:style-name="T12_3">re</text:span><text:span text:style-name="T12_4"><text:s/></text:span><text:span text:style-name="T12_5">going</text:span><text:span text:style-name="T12_6"><text:s/></text:span><text:span text:style-name="T12_7">to</text:span><text:span text:style-name="T12_8"><text:s/></text:span><text:span text:style-name="T12_9">discuss</text:span><text:span text:style-name="T12_10"><text:s/></text:span><text:span text:style-name="T12_11">the</text:span><text:span text:style-name="T12_12"><text:s/></text:span><text:span text:style-name="T12_13">basic</text:span><text:span text:style-name="T12_14"><text:s/></text:span><text:span text:style-name="T12_15">functionality</text:span><text:span text:style-name="T12_16"><text:s/></text:span><text:span text:style-name="T12_17">of</text:span><text:span text:style-name="T12_18"><text:s/></text:span><text:span text:style-name="T12_19">the</text:span><text:span text:style-name="T12_20"><text:s/></text:span><text:span text:style-name="T12_21">program</text:span><text:span text:style-name="T12_22">,<text:s/></text:span><text:span text:style-name="T12_23">as</text:span><text:span text:style-name="T12_24"><text:s/></text:span><text:span text:style-name="T12_25">well</text:span><text:span text:style-name="T12_26"><text:s/></text:span><text:span text:style-name="T12_27">as</text:span><text:span text:style-name="T12_28"><text:s/></text:span><text:span text:style-name="T12_29">making</text:span><text:span text:style-name="T12_30"><text:s/></text:span><text:span text:style-name="T12_31">some</text:span><text:span text:style-name="T12_32"><text:s/></text:span><text:span text:style-name="T12_33">early</text:span><text:span text:style-name="T12_34"><text:s/></text:span><text:span text:style-name="T12_35">sketches</text:span><text:span text:style-name="T12_36"><text:s/></text:span><text:span text:style-name="T12_37">of</text:span><text:span text:style-name="T12_38"><text:s/></text:span><text:span text:style-name="T12_39">the</text:span><text:span text:style-name="T12_40"><text:s/></text:span><text:span text:style-name="T12_41">GUI</text:span><text:span text:style-name="T12_42">.<text:s/></text:span><text:span text:style-name="T12_43">SVN</text:span><text:span text:style-name="T12_44"><text:s/></text:span><text:span text:style-name="T12_45">and</text:span><text:span text:style-name="T12_46"><text:s/></text:span><text:span text:style-name="T12_47">the</text:span><text:span text:style-name="T12_48"><text:s/></text:span><text:span text:style-name="T12_49">website</text:span><text:span text:style-name="T12_50"><text:s/></text:span><text:span text:style-name="T12_51">will</text:span><text:span text:style-name="T12_52"><text:s/></text:span><text:span text:style-name="T12_53">hopefully</text:span><text:span text:style-name="T12_54"><text:s/></text:span><text:span text:style-name="T12_55">also</text:span><text:span text:style-name="T12_56"><text:s/></text:span><text:span text:style-name="T12_57">be</text:span><text:span text:style-name="T12_58"><text:s/></text:span><text:span text:style-name="T12_59">up</text:span><text:span text:style-name="T12_60"><text:s/></text:span><text:span text:style-name="T12_61">and</text:span><text:span text:style-name="T12_62"><text:s/></text:span><text:span text:style-name="T12_63">running</text:span><text:span text:style-name="T12_64">.</text:span></text:p>
            </text:list-item>
          </text:list>
        </text:list-item>
        <text:list-item>
          <text:p text:style-name="P13"><text:span text:style-name="T13_1">Outcomes</text:span><text:span text:style-name="T13_2"><text:s/></text:span><text:span text:style-name="T13_3">and</text:span><text:span text:style-name="T13_4"><text:s/></text:span><text:span text:style-name="T13_5">assignments</text:span><text:span text:style-name="T13_6"><text:s/>(5<text:s/></text:span><text:span text:style-name="T13_7">min</text:span><text:span text:style-name="T13_8">)</text:span></text:p>
          <text:list>
            <text:list-item>
              <text:p text:style-name="P14"><text:span text:style-name="T14_1">First</text:span><text:span text:style-name="T14_2"><text:s/></text:span><text:span text:style-name="T14_3">off</text:span><text:span text:style-name="T14_4">,<text:s/></text:span><text:span text:style-name="T14_5">the</text:span><text:span text:style-name="T14_6"><text:s/></text:span><text:span text:style-name="T14_7">website</text:span><text:span text:style-name="T14_8"><text:s/></text:span><text:span text:style-name="T14_9">is</text:span><text:span text:style-name="T14_10"><text:s/></text:span><text:span text:style-name="T14_11">up</text:span><text:span text:style-name="T14_12"><text:s/></text:span><text:span text:style-name="T14_13">at</text:span><text:span text:style-name="T14_14"><text:s/></text:span><text:span text:style-name="T14_15">Google</text:span><text:span text:style-name="T14_16"><text:s/></text:span><text:span text:style-name="T14_17">Code</text:span><text:span text:style-name="T14_18"><text:s/>(</text:span><text:span text:style-name="T14_19">http</text:span><text:span text:style-name="T14_20">://</text:span><text:span text:style-name="T14_21">code</text:span><text:span text:style-name="T14_22">.</text:span><text:span text:style-name="T14_23">google</text:span><text:span text:style-name="T14_24">.</text:span><text:span text:style-name="T14_25">com</text:span><text:span text:style-name="T14_26">/</text:span><text:span text:style-name="T14_27">p</text:span><text:span text:style-name="T14_28">/</text:span><text:span text:style-name="T14_29">tda</text:span><text:span text:style-name="T14_30">367-</text:span><text:span text:style-name="T14_31">platypus</text:span><text:span text:style-name="T14_32">/).<text:s/></text:span><text:span text:style-name="T14_33">A</text:span><text:span text:style-name="T14_34"><text:s/></text:span><text:span text:style-name="T14_35">short</text:span><text:span text:style-name="T14_36"><text:s/></text:span><text:span text:style-name="T14_37">description</text:span><text:span text:style-name="T14_38"><text:s/></text:span><text:span text:style-name="T14_39">was</text:span><text:span text:style-name="T14_40"><text:s/></text:span><text:span text:style-name="T14_41">written</text:span><text:span text:style-name="T14_42"><text:s/></text:span><text:span text:style-name="T14_43">and</text:span><text:span text:style-name="T14_44"><text:s/></text:span><text:span text:style-name="T14_45">mailed</text:span><text:span text:style-name="T14_46"><text:s/></text:span><text:span text:style-name="T14_47">to</text:span><text:span text:style-name="T14_48"><text:s/></text:span><text:span text:style-name="T14_49">Joachim</text:span><text:span text:style-name="T14_50"><text:s/></text:span><text:span text:style-name="T14_51">von</text:span><text:span text:style-name="T14_52"><text:s/></text:span><text:span text:style-name="T14_53">Hacht</text:span><text:span text:style-name="T14_54">.<text:s/></text:span><text:span text:style-name="T14_55">SVN</text:span><text:span text:style-name="T14_56"><text:s/></text:span><text:span text:style-name="T14_57">was</text:span><text:span text:style-name="T14_58"><text:s/></text:span><text:span text:style-name="T14_59">setup</text:span><text:span text:style-name="T14_60"><text:s/></text:span><text:span text:style-name="T14_61">in</text:span><text:span text:style-name="T14_62"><text:s/></text:span><text:span text:style-name="T14_63">Eclipse</text:span><text:span text:style-name="T14_64">,<text:s/></text:span><text:span text:style-name="T14_65">and</text:span><text:span text:style-name="T14_66"><text:s/></text:span><text:span text:style-name="T14_67">was</text:span><text:span text:style-name="T14_68"><text:s/></text:span><text:span text:style-name="T14_69">quickly</text:span><text:span text:style-name="T14_70"><text:s/></text:span><text:span text:style-name="T14_71">tested</text:span><text:span text:style-name="T14_72">.</text:span></text:p>
            </text:list-item>
            <text:list-item>
              <text:p text:style-name="P15"><text:span text:style-name="T15_1">We</text:span><text:span text:style-name="T15_2"><text:s/></text:span><text:span text:style-name="T15_3">also</text:span><text:span text:style-name="T15_4"><text:s/></text:span><text:span text:style-name="T15_5">sketched</text:span><text:span text:style-name="T15_6"><text:s/></text:span><text:span text:style-name="T15_7">some</text:span><text:span text:style-name="T15_8"><text:s/></text:span><text:span text:style-name="T15_9">preliminary</text:span><text:span text:style-name="T15_10"><text:s/></text:span><text:span text:style-name="T15_11">ideas</text:span><text:span text:style-name="T15_12"><text:s/></text:span><text:span text:style-name="T15_13">on</text:span><text:span text:style-name="T15_14"><text:s/></text:span><text:span text:style-name="T15_15">the</text:span><text:span text:style-name="T15_16"><text:s/></text:span><text:span text:style-name="T15_17">whiteboard</text:span><text:span text:style-name="T15_18">,<text:s/></text:span><text:span text:style-name="T15_19">and</text:span><text:span text:style-name="T15_20"><text:s/></text:span><text:span text:style-name="T15_21">this</text:span><text:span text:style-name="T15_22"><text:s/></text:span><text:span text:style-name="T15_23">far</text:span><text:span text:style-name="T15_24"><text:s/></text:span><text:span text:style-name="T15_25">our</text:span><text:span text:style-name="T15_26"><text:s/></text:span><text:span text:style-name="T15_27">visions</text:span><text:span text:style-name="T15_28"><text:s/></text:span><text:span text:style-name="T15_29">seem</text:span><text:span text:style-name="T15_30"><text:s/></text:span><text:span text:style-name="T15_31">to</text:span><text:span text:style-name="T15_32"><text:s/></text:span><text:span text:style-name="T15_33">line</text:span><text:span text:style-name="T15_34"><text:s/></text:span><text:span text:style-name="T15_35">up</text:span><text:span text:style-name="T15_36">,<text:s/></text:span><text:span text:style-name="T15_37">with</text:span><text:span text:style-name="T15_38"><text:s/></text:span><text:span text:style-name="T15_39">a</text:span><text:span text:style-name="T15_40"><text:s/></text:span><text:span text:style-name="T15_41">few</text:span><text:span text:style-name="T15_42"><text:s/></text:span><text:span text:style-name="T15_43">compromises</text:span><text:span text:style-name="T15_44"><text:s/></text:span><text:span text:style-name="T15_45">to</text:span><text:span text:style-name="T15_46"><text:s/></text:span><text:span text:style-name="T15_47">be</text:span><text:span text:style-name="T15_48"><text:s/></text:span><text:span text:style-name="T15_49">made</text:span><text:span text:style-name="T15_50">.<text:s/></text:span></text:p>
            </text:list-item>
          </text:list>
        </text:list-item>
        <text:list-item>
          <text:p text:style-name="P16"><text:span text:style-name="T16_1">Wrap</text:span><text:span text:style-name="T16_2"><text:s/></text:span><text:span text:style-name="T16_3">up</text:span></text:p>
          <text:list>
            <text:list-item>
              <text:p text:style-name="P17"><text:span text:style-name="T17_1">Our</text:span><text:span text:style-name="T17_2"><text:s/></text:span><text:span text:style-name="T17_3">next</text:span><text:span text:style-name="T17_4"><text:s/></text:span><text:span text:style-name="T17_5">meeting</text:span><text:span text:style-name="T17_6"><text:s/></text:span><text:span text:style-name="T17_7">will</text:span><text:span text:style-name="T17_8"><text:s/></text:span><text:span text:style-name="T17_9">be</text:span><text:span text:style-name="T17_10"><text:s/></text:span><text:span text:style-name="T17_11">this</text:span><text:span text:style-name="T17_12"><text:s/></text:span><text:span text:style-name="T17_13">Thursday</text:span><text:span text:style-name="T17_14"><text:s/></text:span><text:span text:style-name="T17_15">at</text:span><text:span text:style-name="T17_16"><text:s/>10.45.<text:s/></text:span><text:span text:style-name="T17_17">We</text:span><text:span text:style-name="T17_18"><text:s/></text:span><text:span text:style-name="T17_19">will</text:span><text:span text:style-name="T17_20"><text:s/></text:span><text:span text:style-name="T17_21">discuss</text:span><text:span text:style-name="T17_22"><text:s/></text:span><text:span text:style-name="T17_23">the</text:span><text:span text:style-name="T17_24"><text:s/></text:span><text:span text:style-name="T17_25">structure</text:span><text:span text:style-name="T17_26"><text:s/></text:span><text:span text:style-name="T17_27">of</text:span><text:span text:style-name="T17_28"><text:s/></text:span><text:span text:style-name="T17_29">the</text:span><text:span text:style-name="T17_30"><text:s/></text:span><text:span text:style-name="T17_31">code</text:span><text:span text:style-name="T17_32">,<text:s/></text:span><text:span text:style-name="T17_33">and</text:span><text:span text:style-name="T17_34"><text:s/></text:span><text:span text:style-name="T17_35">sketching</text:span><text:span text:style-name="T17_36"><text:s/></text:span><text:span text:style-name="T17_37">some</text:span><text:span text:style-name="T17_38"><text:s/></text:span><text:span text:style-name="T17_39">UML</text:span><text:span text:style-name="T17_40"><text:s/></text:span><text:span text:style-name="T17_41">diagrams</text:span><text:span text:style-name="T17_4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